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24AF8028DDC4F61A9A5.png" manifest:media-type="image/png"/>
  <manifest:file-entry manifest:full-path="Pictures/100017B100001F0200000CD1245D64D2514969BB.svg" manifest:media-type="image/svg+xml"/>
  <manifest:file-entry manifest:full-path="Pictures/100002010000012C0000007C52D12B91C4487F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461900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cc9966" draw:textarea-horizontal-align="justify" draw:textarea-vertical-align="middle" draw:auto-grow-height="false" fo:min-height="1.368cm" fo:min-width="0.938cm"/>
    </style:style>
    <style:style style:name="gr3" style:family="graphic" style:parent-style-name="standard">
      <style:graphic-properties draw:stroke="none" draw:fill="solid" draw:fill-color="#801900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draw:stroke="none" draw:fill="solid" draw:fill-color="#801900" draw:textarea-horizontal-align="justify" draw:textarea-vertical-align="middle" draw:auto-grow-height="false" fo:min-height="1.007cm" fo:min-width="0.938cm"/>
    </style:style>
    <style:style style:name="gr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398cm" fo:min-width="0.148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19cm" fo:min-width="0cm"/>
    </style:style>
    <style:style style:name="gr7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 fo:min-height="0.214cm" fo:min-width="0cm"/>
    </style:style>
    <style:style style:name="gr10" style:family="graphic" style:parent-style-name="standard">
      <style:graphic-properties draw:stroke="none" draw:fill="solid" draw:fill-color="#9966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2cm" fo:padding-top="0cm" fo:padding-bottom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36cm" fo:min-width="0.11cm"/>
    </style:style>
    <style:style style:name="gr14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369cm" fo:min-width="0.119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9cm" fo:min-width="0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97cm" fo:min-width="0cm"/>
    </style:style>
    <style:style style:name="gr17" style:family="graphic" style:parent-style-name="standard">
      <style:graphic-properties draw:stroke="none" draw:fill="solid" draw:fill-color="#ff9900" draw:textarea-horizontal-align="justify" draw:textarea-vertical-align="middle" draw:auto-grow-height="false" fo:min-height="0.403cm" fo:min-width="0.083cm"/>
    </style:style>
    <style:style style:name="gr18" style:family="graphic" style:parent-style-name="standard">
      <style:graphic-properties draw:stroke="none" draw:fill="solid" draw:fill-color="#461900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draw:fill="solid" draw:fill-color="#cc9966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solid" draw:fill-color="#80190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ffffff" draw:fill="solid" draw:fill-color="#ff9900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solid" draw:fill-color="#cc9966" draw:textarea-horizontal-align="justify" draw:textarea-vertical-align="middle" draw:auto-grow-height="false" fo:min-height="1.368cm" fo:min-width="0.882cm"/>
    </style:style>
    <style:style style:name="gr26" style:family="graphic" style:parent-style-name="standard">
      <style:graphic-properties draw:stroke="none" draw:fill="solid" draw:fill-color="#801900" draw:textarea-horizontal-align="justify" draw:textarea-vertical-align="middle" draw:auto-grow-height="false" fo:min-height="1.095cm" fo:min-width="0.862cm"/>
    </style:style>
    <style:style style:name="gr2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398cm" fo:min-width="0.148cm"/>
    </style:style>
    <style:style style:name="gr28" style:family="graphic" style:parent-style-name="standard">
      <style:graphic-properties draw:stroke="none" svg:stroke-color="#ffffff" draw:fill="solid" draw:fill-color="#ff9900" draw:textarea-horizontal-align="justify" draw:textarea-vertical-align="middle" draw:auto-grow-height="false" fo:min-height="0.441cm" fo:min-width="0.102cm"/>
    </style:style>
    <style:style style:name="gr29" style:family="graphic" style:parent-style-name="standard">
      <style:graphic-properties svg:stroke-width="0.406cm" svg:stroke-color="#cc3300" draw:marker-start-width="0.806cm" draw:marker-end-width="0.806cm" draw:fill="none" draw:textarea-vertical-align="middle" draw:auto-grow-height="false" fo:min-height="0.749cm" fo:min-width="0.499cm" fo:padding-top="0.325cm" fo:padding-bottom="0.325cm" fo:padding-left="0.45cm" fo:padding-right="0.45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461900"/>
      <style:paragraph-properties fo:text-align="center"/>
    </style:style>
    <style:style style:name="P2" style:family="paragraph">
      <loext:graphic-properties draw:fill="solid" draw:fill-color="#cc9966"/>
      <style:paragraph-properties fo:text-align="center"/>
    </style:style>
    <style:style style:name="P3" style:family="paragraph">
      <loext:graphic-properties draw:fill="solid" draw:fill-color="#801900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333333"/>
      <style:paragraph-properties fo:text-align="center"/>
    </style:style>
    <style:style style:name="P7" style:family="paragraph">
      <loext:graphic-properties draw:fill="solid" draw:fill-color="#ff9900"/>
      <style:paragraph-properties fo:text-align="center"/>
    </style:style>
    <style:style style:name="P8" style:family="paragraph">
      <loext:graphic-properties draw:fill="solid" draw:fill-color="#996633"/>
      <style:paragraph-properties fo:text-align="center"/>
    </style:style>
    <style:style style:name="P9" style:family="paragraph">
      <loext:graphic-properties draw:fill="none" draw:fill-color="#ffffff"/>
      <style:text-properties fo:color="#ffcc00" style:text-outline="false" style:font-name="Liberation Sans1" fo:font-size="88pt" fo:font-style="normal" fo:font-weight="bold" style:font-size-asian="88pt" style:font-style-asian="normal" style:font-weight-asian="bold" style:font-size-complex="88pt" style:font-style-complex="normal" style:font-weight-complex="bold" style:font-relief="embosse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loext:graphic-properties draw:fill="none" draw:fill-color="#ffffff"/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13" style:family="paragraph">
      <loext:graphic-properties draw:fill="none" draw:fill-color="#ffffff"/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14" style:family="paragraph">
      <loext:graphic-properties draw:fill="none" draw:fill-color="#ffffff"/>
      <style:text-properties fo:color="#729fcf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ffcc00" style:text-outline="false" style:font-name="Liberation Sans1" fo:font-size="88pt" fo:font-style="normal" fo:font-weight="bold" style:font-size-asian="88pt" style:font-style-asian="normal" style:font-weight-asian="bold" style:font-size-complex="88pt" style:font-style-complex="normal" style:font-weight-complex="bold" style:font-relief="none"/>
    </style:style>
    <style:style style:name="T2" style:family="text"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style:style style:name="T3" style:family="text"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style:style style:name="T4" style:family="text">
      <style:text-properties fo:color="#729fcf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7.812cm" svg:y="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8.613cm" svg:y="1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0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6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7" draw:layer="layout" svg:width="0.35cm" svg:height="0.464cm" svg:x="8.513cm" svg:y="2.47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8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9" draw:layer="layout" svg:width="8.274cm" svg:height="3.472cm" svg:x="9.766cm" svg:y="0.846cm">
          <draw:text-box>
            <text:p><text:span text:style-name="T1">crail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862cm" svg:height="0.862cm" svg:x="7.866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875cm" svg:height="0.875cm" svg:x="8.613cm" svg:y="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0.622cm" svg:height="0.622cm" svg:x="8.055cm" svg:y="1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631cm" svg:height="0.631cm" svg:x="8.663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7" draw:layer="layout" svg:width="0.583cm" svg:height="0.653cm" svg:x="8.375cm" svg:y="2.482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8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9" draw:layer="layout" svg:width="8.274cm" svg:height="3.472cm" svg:x="9.766cm" svg:y="0.846cm">
          <draw:text-box>
            <text:p><text:span text:style-name="T1">crail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8.274cm" svg:height="3.472cm" svg:x="7.874cm" svg:y="8.636cm">
          <draw:text-box>
            <text:p><text:span text:style-name="T2">crail</text:span></text:p>
          </draw:text-box>
        </draw:frame>
        <draw:g>
          <draw:custom-shape draw:style-name="gr18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8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9" draw:text-style-name="P2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3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3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6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6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" draw:text-style-name="P5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7" draw:layer="layout" svg:width="0.602cm" svg:height="0.691cm" svg:x="6.93cm" svg:y="10.26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3" draw:layer="layout" svg:width="8.274cm" svg:height="3.472cm" svg:x="7.874cm" svg:y="8.636cm">
          <draw:text-box>
            <text:p><text:span text:style-name="T3">crail</text:span></text:p>
          </draw:text-box>
        </draw:frame>
        <draw:g>
          <draw:custom-shape draw:style-name="gr1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5" draw:text-style-name="P2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6" draw:text-style-name="P3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" draw:text-style-name="P5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7" draw:layer="layout" svg:width="0.602cm" svg:height="0.691cm" svg:x="6.93cm" svg:y="10.26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13" draw:layer="layout" svg:width="8.274cm" svg:height="3.472cm" svg:x="7.874cm" svg:y="8.636cm">
          <draw:text-box>
            <text:p><text:span text:style-name="T3">crail</text:span></text:p>
          </draw:text-box>
        </draw:frame>
        <draw:g>
          <draw:custom-shape draw:style-name="gr1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5" draw:text-style-name="P2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6" draw:text-style-name="P3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" draw:text-style-name="P5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7" draw:layer="layout" svg:width="0.602cm" svg:height="0.691cm" svg:x="6.93cm" svg:y="10.26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11" draw:text-style-name="P14" draw:layer="layout" svg:width="8.274cm" svg:height="3.472cm" svg:x="7.874cm" svg:y="8.636cm">
            <draw:text-box>
              <text:p><text:span text:style-name="T4">crail</text:span></text:p>
            </draw:text-box>
          </draw:frame>
          <draw:g>
            <draw:custom-shape draw:style-name="gr18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8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9" draw:text-style-name="P2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3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3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0" draw:text-style-name="P3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5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5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6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6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5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5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4" draw:text-style-name="P7" draw:layer="layout" svg:width="0.602cm" svg:height="0.691cm" svg:x="6.93cm" svg:y="10.26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custom-shape draw:style-name="gr18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8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9" draw:text-style-name="P2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3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3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6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6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" draw:text-style-name="P5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7" draw:layer="layout" svg:width="0.602cm" svg:height="0.691cm" svg:x="6.93cm" svg:y="10.26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29" draw:text-style-name="P15" draw:layer="layout" svg:width="0.887cm" svg:height="1.261cm" draw:transform="rotate (-0.0872664625997166) translate (7.158cm 9.88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1" draw:text-style-name="P13" draw:layer="layout" svg:width="8.274cm" svg:height="3.472cm" svg:x="7.774cm" svg:y="8.636cm">
          <draw:text-box>
            <text:p><text:span text:style-name="T3">rail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0.762cm" svg:height="0.508cm" svg:x="7.928cm" svg:y="7.225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7.225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2.032cm" svg:height="2.286cm" svg:x="7.674cm" svg:y="5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7.928cm" svg:y="5.2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508cm" svg:height="0.508cm" svg:x="8.876cm" svg:y="5.2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032cm" svg:height="1.777cm" svg:x="7.674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7.812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8.613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013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613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266cm" svg:y="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867cm" svg:y="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8.382cm" svg:y="5.97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0.254cm" svg:height="0.254cm" svg:x="8.983cm" svg:y="5.97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7" draw:layer="layout" svg:width="0.35cm" svg:height="0.464cm" svg:x="8.513cm" svg:y="6.351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8" draw:layer="layout" svg:width="0.179cm" svg:height="0.179cm" svg:x="8.382cm" svg:y="7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8cm" svg:height="0.179cm" svg:x="8.594cm" svg:y="7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9cm" svg:height="0.179cm" svg:x="8.805cm" svg:y="7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9" draw:layer="layout" svg:width="8.274cm" svg:height="3.472cm" svg:x="9.766cm" svg:y="4.769cm">
          <draw:text-box>
            <text:p><text:span text:style-name="T1">crail</text:span></text:p>
          </draw:text-box>
        </draw:frame>
        <draw:frame draw:name="strataconf_svg_logo.svg" draw:style-name="gr30" draw:text-style-name="P15" draw:layer="layout" svg:width="8.605cm" svg:height="3.556cm" svg:x="7.811cm" svg:y="7.964cm">
          <draw:image xlink:href="Pictures/100017B100001F0200000CD1245D64D2514969BB.svg" xlink:type="simple" xlink:show="embed" xlink:actuate="onLoad">
            <text:p/>
          </draw:image>
          <draw:image xlink:href="Pictures/100002010000012C0000007C52D12B91C4487F03.png" xlink:type="simple" xlink:show="embed" xlink:actuate="onLoad"/>
          <svg:title>strata_logo</svg:title>
        </draw:frame>
        <draw:frame draw:style-name="gr30" draw:text-style-name="P15" draw:layer="layout" svg:width="12.446cm" svg:height="6.078cm" svg:x="4.826cm" svg:y="0.526cm">
          <draw:image xlink:href="Pictures/10000201000004B00000024AF8028DDC4F61A9A5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0.762cm" svg:height="0.508cm" svg:x="7.928cm" svg:y="7.1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7.1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2.032cm" svg:height="2.286cm" svg:x="7.674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7.928cm" svg:y="5.2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0.508cm" svg:height="0.508cm" svg:x="8.876cm" svg:y="5.2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032cm" svg:height="1.777cm" svg:x="7.674cm" svg:y="5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7.812cm" svg:y="5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916cm" svg:height="0.916cm" svg:x="8.613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013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661cm" svg:height="0.661cm" svg:x="8.613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266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4cm" svg:height="0.254cm" svg:x="8.867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4cm" svg:height="0.254cm" svg:x="8.382cm" svg:y="5.94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0.254cm" svg:height="0.254cm" svg:x="8.983cm" svg:y="5.9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7" draw:layer="layout" svg:width="0.35cm" svg:height="0.464cm" svg:x="8.513cm" svg:y="6.32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0" draw:text-style-name="P8" draw:layer="layout" svg:width="0.179cm" svg:height="0.179cm" svg:x="8.382cm" svg:y="7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8cm" svg:height="0.179cm" svg:x="8.594cm" svg:y="7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179cm" svg:height="0.179cm" svg:x="8.805cm" svg:y="7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strataconf_svg_logo.svg" draw:style-name="gr30" draw:text-style-name="P15" draw:layer="layout" svg:width="8.605cm" svg:height="3.556cm" svg:x="7.811cm" svg:y="7.964cm">
          <draw:image xlink:href="Pictures/100017B100001F0200000CD1245D64D2514969BB.svg" xlink:type="simple" xlink:show="embed" xlink:actuate="onLoad">
            <text:p/>
          </draw:image>
          <draw:image xlink:href="Pictures/100002010000012C0000007C52D12B91C4487F03.png" xlink:type="simple" xlink:show="embed" xlink:actuate="onLoad"/>
          <svg:title>strata_logo</svg:title>
        </draw:frame>
        <draw:frame draw:style-name="gr30" draw:text-style-name="P15" draw:layer="layout" svg:width="12.446cm" svg:height="6.078cm" svg:x="4.826cm" svg:y="0.526cm">
          <draw:image xlink:href="Pictures/10000201000004B00000024AF8028DDC4F61A9A5.png" xlink:type="simple" xlink:show="embed" xlink:actuate="onLoad">
            <text:p/>
          </draw:image>
        </draw:frame>
        <draw:frame draw:style-name="gr11" draw:text-style-name="P13" draw:layer="layout" svg:width="8.274cm" svg:height="3.472cm" svg:x="9.752cm" svg:y="4.718cm">
          <draw:text-box>
            <text:p><text:span text:style-name="T3">crail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7T08:52:32.209342557</meta:creation-date>
    <dc:date>2019-09-30T16:39:36.169179269</dc:date>
    <meta:editing-duration>P1DT5H4M46S</meta:editing-duration>
    <meta:editing-cycles>312</meta:editing-cycles>
    <meta:generator>LibreOffice/6.0.7.3$Linux_X86_64 LibreOffice_project/00m0$Build-3</meta:generator>
    <meta:document-statistic meta:object-count="207"/>
  </office:meta>
</office:document-meta>
</file>